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family-generic="swiss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Heading_20_1">
      <style:text-properties style:font-name="Ubuntu"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fo:color="#c0c0c0" loext:opacity="100%"/>
    </style:style>
    <style:style style:name="T2" style:family="text">
      <style:text-properties fo:color="#c0c0c0" loext:opacity="100%" fo:font-weight="normal" style:font-weight-asian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</office:automatic-styles>
  <office:body>
    <office:text>
      <text:tracked-changes text:track-changes="false">
        <text:changed-region xml:id="ct94626029006944" text:id="ct94626029006944">
          <text:insertion>
            <office:change-info>
              <dc:creator>Unknown Author</dc:creator>
              <dc:date>2014-05-27T22:11:00</dc:date>
            </office:change-info>
          </text:insertion>
        </text:changed-region>
        <text:changed-region xml:id="ct94626184937536" text:id="ct94626184937536">
          <text:insertion>
            <office:change-info>
              <dc:creator>mle </dc:creator>
              <dc:date>2012-09-11T09:26:00</dc:date>
            </office:change-info>
          </text:insertion>
        </text:changed-region>
      </text:tracked-changes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frame draw:style-name="fr1" draw:name="Frame1" text:anchor-type="paragraph" svg:x="15.439cm" svg:y="-0.93cm" svg:width="2.231cm" draw:z-index="0"><draw:text-box fo:min-height="2.053cm"><text:p text:style-name="P1">tex<office:annotation loext:resolved="false"><dc:creator>Unknown Author</dc:creator><dc:date>2014-05-27T22:20:01</dc:date><text:p><text:span text:style-name="T3">do text</text:span></text:p><text:p>from document(at=objecticon, size=(2, 2))</text:p></office:annotation>t</text:p></draw:text-box></draw:frame><text:change-start text:change-id="ct94626029006944"/><text:span text:style-name="T1">objectname</text:span><text:change-end text:change-id="ct94626029006944"/><text:span text:style-name="T1"> </text:span><text:span text:style-name="T2">|</text:span> <text:change-start text:change-id="ct94626184937536"/>object<text:change-end text:change-id="ct94626184937536"/></text:h>
      <text:p text:style-name="Standard"/>
      <text:p text:style-name="Standard">attribut<office:annotation loext:resolved="false"><dc:creator>mle </dc:creator><dc:date>2013-03-21T15:02:51</dc:date><text:p text:style-name="P3"><text:span text:style-name="T4">do text</text:span></text:p><text:p text:style-name="P3"><text:span text:style-name="T4">from xhtml(attributeshtml)</text:span></text:p></office:annotation>es</text:p>
      <text:p text:style-name="Standard"/>
      <text:p text:style-name="Standard">ima<office:annotation loext:resolved="false"><dc:creator>mle </dc:creator><dc:date>2012-09-14T15:30:45</dc:date><text:p><text:span text:style-name="T3">do text</text:span></text:p><text:p>from document(at=object.map_image_path, size=(17, 17))</text:p></office:annotation>ge</text:p>
      <text:p text:style-name="Standard"/>
      <text:p text:style-name="Standard">pro<office:annotation loext:resolved="false"><dc:creator>mle </dc:creator><dc:date>2013-08-15T09:55:44</dc:date><text:p text:style-name="P3"><text:span text:style-name="T3">do text</text:span></text:p><text:p text:style-name="P3"><text:span text:style-name="T3">from document(at=object.get_elevation_chart_path('fr'), size=(17, 8.5))</text:span></text:p><text:p text:style-name="P3"><text:span text:style-name="T3"/></text:p></office:annotation>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family-generic="swiss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51cm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tracked-changes>
          <text:changed-region xml:id="ct94626137085264" text:id="ct94626137085264">
            <text:insertion>
              <office:change-info>
                <dc:creator>mle </dc:creator>
                <dc:date>2012-10-04T10:54:00</dc:date>
              </office:change-info>
            </text:insertion>
          </text:changed-region>
        </text:tracked-changes>
        <text:p text:style-name="Header">Log<office:annotation loext:resolved="false"><dc:creator>mle </dc:creator><dc:date>2012-10-04T10:50:26</dc:date><text:p>do text</text:p><text:p>from document(at=logo_path, size=(2, 2))</text:p></office:annotation>o<text:tab/><text:change-start text:change-id="ct94626137085264"/>datetime<text:change-end text:change-id="ct9462613708526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le </meta:initial-creator>
    <meta:creation-date>2012-09-10T11:51:31</meta:creation-date>
    <dc:date>2024-06-04T19:32:29.157389386</dc:date>
    <meta:editing-duration>PT4H6M39S</meta:editing-duration>
    <meta:editing-cycles>72</meta:editing-cycles>
    <meta:generator>LibreOffice/24.2.3.2$Linux_X86_64 LibreOffice_project/420$Build-2</meta:generator>
    <meta:document-statistic meta:table-count="0" meta:image-count="0" meta:object-count="0" meta:page-count="1" meta:paragraph-count="6" meta:word-count="9" meta:character-count="58" meta:non-whitespace-character-count="55"/>
  </office:meta>
</office:document-meta>
</file>